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2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4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6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8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officeooo:paragraph-rsid="0085d8a7" style:font-size-asian="10pt" style:font-style-asian="normal" style:font-weight-asian="normal" style:font-name-complex="Lato" style:font-size-complex="10pt"/>
    </style:style>
    <style:style style:name="P2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1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3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5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9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4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2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3" style:family="paragraph" style:parent-style-name="Text_20_body" style:list-style-name="WW8Num8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4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8c673f"/>
    </style:style>
    <style:style style:name="P45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5221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dbff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0af3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651c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f82d8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d653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e5c6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a6997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c673f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bold" officeooo:rsid="00790289" style:text-blinking="false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7f651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3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3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3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36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3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4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41" style:family="text">
      <style:text-properties style:font-name="Lucida Grande" officeooo:rsid="001c223e" style:font-name-asian="Lucida Grande" style:font-name-complex="Lucida Grande"/>
    </style:style>
    <style:style style:name="T42" style:family="text">
      <style:text-properties officeooo:rsid="001c223e" style:font-name-asian="Arial Unicode MS" style:font-name-complex="Arial Unicode MS"/>
    </style:style>
    <style:style style:name="T43" style:family="text">
      <style:text-properties fo:font-size="9pt" fo:font-weight="normal" style:font-size-asian="9pt" style:font-size-complex="9pt"/>
    </style:style>
    <style:style style:name="T44" style:family="text">
      <style:text-properties fo:font-size="9pt" fo:font-weight="normal" officeooo:rsid="001d52ef" style:font-size-asian="9pt" style:font-size-complex="9pt"/>
    </style:style>
    <style:style style:name="T45" style:family="text">
      <style:text-properties style:font-name="Arial Black"/>
    </style:style>
    <style:style style:name="T46" style:family="text">
      <style:text-properties style:font-name="Arial Black" officeooo:rsid="00292259"/>
    </style:style>
    <style:style style:name="T47" style:family="text">
      <style:text-properties style:font-name="Arial Black" officeooo:rsid="001c223e" style:font-name-asian="Lucida Grande" style:font-name-complex="Lucida Grande"/>
    </style:style>
    <style:style style:name="T48" style:family="text">
      <style:text-properties style:font-name="Arial Black" officeooo:rsid="001c223e" style:font-name-asian="Arial Unicode MS" style:font-name-complex="Arial Unicode MS"/>
    </style:style>
    <style:style style:name="T49" style:family="text">
      <style:text-properties officeooo:rsid="00757907"/>
    </style:style>
    <style:style style:name="T50" style:family="text">
      <style:text-properties officeooo:rsid="0082b083"/>
    </style:style>
    <style:style style:name="T51" style:family="text">
      <style:text-properties fo:font-weight="normal" style:font-weight-asian="normal"/>
    </style:style>
    <style:style style:name="T52" style:family="text">
      <style:text-properties fo:font-size="10pt" fo:font-weight="normal" style:font-size-asian="10pt" style:font-weight-asian="normal" style:font-size-complex="10pt"/>
    </style:style>
    <style:style style:name="T53" style:family="text">
      <style:text-properties officeooo:rsid="00847746"/>
    </style:style>
    <style:style style:name="T54" style:family="text">
      <style:text-properties officeooo:rsid="0085d8a7"/>
    </style:style>
    <style:style style:name="T55" style:family="text">
      <style:text-properties officeooo:rsid="00878aa8"/>
    </style:style>
    <style:style style:name="T56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f181235a-b7fe-9cc7-b391-1497db5449f7"/>Greg Sandell</text:p>
      <text:p text:style-name="P1"><text:span text:style-name="T49">Greater </text:span>Los Angeles <text:span text:style-name="T49">area</text:span>, C<text:span text:style-name="T49">alifornia</text:span></text:p>
      <text:p text:style-name="P7"><text:span text:style-name="T45">(</text:span><text:span text:style-name="T46">213</text:span><text:span text:style-name="T45">) </text:span><text:span text:style-name="T46">479-0790</text:span><text:span text:style-name="T45"> <text:s/></text:span><text:span text:style-name="T47">•</text:span><text:span text:style-name="T48"> </text:span><text:span text:style-name="T45"><text:s/></text:span><text:a xlink:type="simple" xlink:href="mailto:GREG.SANDELL@GMAIL.COM" text:style-name="Internet_20_link" text:visited-style-name="Visited_20_Internet_20_Link"><text:span text:style-name="T45">GREG.SANDELL@GMAIL.COM</text:span></text:a> <text:s/><text:span text:style-name="T41">•</text:span><text:span text:style-name="T42"> </text:span><text:s/><text:span text:style-name="T43">Portfolio/</text:span><text:span text:style-name="T44">c</text:span><text:span text:style-name="T43">ode: </text:span><text:a xlink:type="simple" xlink:href="http://gregsandell.com/" text:style-name="Internet_20_link" text:visited-style-name="Visited_20_Internet_20_Link"><text:span text:style-name="T43">gregsandell.com</text:span></text:a></text:p>
      <text:h text:style-name="P3" text:outline-level="1">About Me</text:h>
      <text:p text:style-name="P9"><text:span text:style-name="T2">I a</text:span><text:span text:style-name="T3">m a </text:span><text:span text:style-name="T6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6">eeds</text:span><text:span text:style-name="T3"> of growing companies. <text:s/>I integrate customer-facing websites with APIs and third party products, and solve challenges with communication between multiple tiers of distributed systems. </text:span></text:p>
      <text:p text:style-name="P44"><text:span text:style-name="T5">I </text:span><text:span text:style-name="T14">have built complex, multi-tiered, distributed web applications for over ten years for Fortune 500 clients and corporations in many verticals. <text:s/>I have written hosted SPA applications in flavors of Javascript ranging from DHTML, jQuery, Angular, React to ES6. <text:s/>Over my last four years I have</text:span><text:span text:style-name="T5"> </text:span><text:span text:style-name="T14">developed particular expertise in React/Redux, using solid container/component </text:span><text:span text:style-name="T15">and</text:span><text:span text:style-name="T14"> data-down-action-up d</text:span><text:span text:style-name="T15">esign principles</text:span><text:span text:style-name="T14">, and s</text:span><text:span text:style-name="T15">tate</text:span><text:span text:style-name="T14"> manag</text:span><text:span text:style-name="T15">ement</text:span><text:span text:style-name="T14"> at the component or global level as needed. <text:s/></text:span><text:span text:style-name="T15">I am accustomed to receiving wireframes, redlines and Adobe PSDs from design teams to render in desktop- and mobile-compatible HTML5/CSS3. <text:s/>I have authored the backend of apps when necessary using Node.js/Express or Java servlets to communicate with relational databases via REST APIs, JSON and XML, and deployed them in the AWS cloud with Linux servers instances provisioned myself. <text:s/></text:span><text:span text:style-name="T5">I have strong written </text:span><text:span text:style-name="T8">and </text:span><text:span text:style-name="T5">s</text:span><text:span text:style-name="T8">poken</text:span><text:span text:style-name="T5"> communication skills, and I am often praised for making technical issues understandab</text:span><text:span text:style-name="T12">l</text:span><text:span text:style-name="T5">e </text:span><text:span text:style-name="T13">to </text:span><text:span text:style-name="T5">cross-team audiences.</text:span></text:p>
      <text:p text:style-name="P9"><text:span text:style-name="T4">I am also an accomplished classical pianist, electric bass player, and composer.</text:span></text:p>
      <text:h text:style-name="P13" text:outline-level="1">Experience</text:h>
      <text:h text:style-name="P11" text:outline-level="2"><text:span text:style-name="T39">OCT 2017 – </text:span><text:span text:style-name="T40">MAY 2020</text:span></text:h>
      <text:h text:style-name="P8" text:outline-level="3"><text:span text:style-name="T28">Crocs Inc.</text:span><text:span text:style-name="T1"> –</text:span><text:span text:style-name="T32"> </text:span><text:span text:style-name="T30"><text:s/></text:span><text:span text:style-name="T31">Senior Software Developer</text:span></text:h>
      <text:list xml:id="list1337777902" text:style-name="WW8Num2">
        <text:list-item>
          <text:p text:style-name="P18"><text:span text:style-name="T18">Web software development</text:span><text:span text:style-name="T16"> for </text:span><text:span text:style-name="T34">crocs.com</text:span><text:span text:style-name="T16"> eCommerce site </text:span><text:span text:style-name="T18">operating in 14 countries, 8 languages and 10 payment processors, </text:span><text:span text:style-name="T16">with $1.2 bil in 2019 sales </text:span></text:p>
        </text:list-item>
        <text:list-item>
          <text:p text:style-name="P18"><text:span text:style-name="T16">Integrate</text:span><text:span text:style-name="T18">d</text:span><text:span text:style-name="T16"> </text:span><text:span text:style-name="T18">platform</text:span><text:span text:style-name="T16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4">Develop<text:span text:style-name="T50">ed</text:span> custom multi-tiered, <text:span text:style-name="T50">distribute</text:span> web applications <text:span text:style-name="T50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50">https://bit.ly/2YCvwIJ</text:span></text:a></text:p>
        </text:list-item>
        <text:list-item>
          <text:p text:style-name="P28"><text:span text:style-name="T18">W</text:span><text:span text:style-name="T16">rote a custom copy of the </text:span><text:span text:style-name="T26">Firebase</text:span><text:span text:style-name="T16"> pub/sub NoSQL database using WebSockets (employer did not want to buy the product)</text:span></text:p>
        </text:list-item>
        <text:list-item>
          <text:p text:style-name="P18"><text:span text:style-name="T18">S</text:span><text:span text:style-name="T16">olve</text:span><text:span text:style-name="T18">d</text:span><text:span text:style-name="T16"> latency, asynchrony, and race condition issues</text:span></text:p>
        </text:list-item>
        <text:list-item>
          <text:p text:style-name="P18"><text:span text:style-name="T18">Wrote </text:span><text:span text:style-name="T16">CSS queries that work reliably across major mobile and desktop web browsers navigators.</text:span></text:p>
        </text:list-item>
        <text:list-item>
          <text:p text:style-name="P24">Provide<text:span text:style-name="T50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4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4">Work with new fulfillment/distribution centers coming online by creating bulk test orders in the SAP Supply chain</text:p>
        </text:list-item>
        <text:list-item>
          <text:p text:style-name="P26">Tools: <text:s/>Salesforce Commerce Cloud, Node.js, React/Redux, <text:span text:style-name="T53">ES6 Core Javascript, Git, SourceTree, </text:span>Express, AWS cloud, Sqlite, REST<text:span text:style-name="T54">, Advanced Rest Client,</text:span>, Ajax, PassportJS <text:s/>token based <text:soft-page-break/>authentication, pub/sub messaging with WebSockets, Bash, BrowserStack, Selenium, <text:span text:style-name="T53">internJS, leadfoot, eureQa, </text:span>Bootstrap, Material-UI</text:p>
        </text:list-item>
      </text:list>
      <text:h text:style-name="P12" text:outline-level="2">AUG 2017 – NOV 2017</text:h>
      <text:h text:style-name="P8" text:outline-level="3"><text:span text:style-name="T28">UC Irvine / Trilogy Ed</text:span><text:span text:style-name="T1"> –</text:span><text:span text:style-name="T32"> Part Time </text:span><text:span text:style-name="T30">Course Instructor</text:span></text:h>
      <text:list xml:id="list140305844800229" text:continue-numbering="true" text:style-name="WW8Num2">
        <text:list-item>
          <text:p text:style-name="P24">Instructor for “Fullstack Developer” bootcam</text:p>
        </text:list-item>
        <text:list-item>
          <text:p text:style-name="P27">I have many presentation stacks on topics taught</text:p>
        </text:list-item>
        <text:list-item>
          <text:p text:style-name="P19"><text:span text:style-name="T21">Tools</text:span><text:span text:style-name="T20"> taught: HTML</text:span><text:span text:style-name="T21">5</text:span><text:span text:style-name="T20">, CSS</text:span><text:span text:style-name="T21">3</text:span><text:span text:style-name="T20">, Git, Bootstrap, Javascript, jQuery, Ajax, Firebase, Node.js</text:span></text:p>
        </text:list-item>
      </text:list>
      <text:h text:style-name="P12" text:outline-level="2">APR 2016 – JUNE 2017</text:h>
      <text:h text:style-name="P8" text:outline-level="3"><text:span text:style-name="T28">Ten-X, Irvine, CA</text:span><text:span text:style-name="T1"> </text:span><text:span text:style-name="T32">- </text:span><text:span text:style-name="T30">Sr. Software Engineer</text:span></text:h>
      <text:list xml:id="list140306510784468" text:continue-numbering="true" text:style-name="WW8Num2">
        <text:list-item>
          <text:p text:style-name="P18"><text:span text:style-name="T16">Developed presentation layer and application logic for hosted web application </text:span><text:span text:style-name="T26">auction.com</text:span><text:span text:style-name="T16">, a Real Estate auction transaction platform</text:span></text:p>
        </text:list-item>
        <text:list-item>
          <text:p text:style-name="P18"><text:span text:style-name="T16">Responsible for </text:span><text:span text:style-name="T19">auction.com </text:span><text:span text:style-name="T16">features Search &amp; Discovery, Event Details, Calendar, User prefs and personalization, and Home page</text:span></text:p>
        </text:list-item>
        <text:list-item>
          <text:p text:style-name="P29"><text:span text:style-name="T19">Provided enginnering help to QA team by writing</text:span><text:span text:style-name="T16"> </text:span><text:span text:style-name="T19">UI</text:span><text:span text:style-name="T16"> Automation tests (demo: </text:span><text:a xlink:type="simple" xlink:href="http://bit.ly/2wUjFcS" text:style-name="Internet_20_link" text:visited-style-name="Visited_20_Internet_20_Link"><text:span text:style-name="Internet_20_link"><text:span text:style-name="T16">http://bit.ly/2wUjFcS</text:span></text:span></text:a><text:span text:style-name="T16">)</text:span></text:p>
        </text:list-item>
        <text:list-item>
          <text:p text:style-name="P36">Design and troubleshooting of REST and JSON-based backend, services</text:p>
        </text:list-item>
        <text:list-item>
          <text:p text:style-name="P39">Tools: <text:s/>Node.js, React, Redux, Angular 1.45ES6 core Javascript, <text:span text:style-name="T55">Git, </text:span>Babel, WebPack, <text:span text:style-name="T54">REST, Advanced Rest Client, </text:span>ArcGIS, Python, Selenium, Nightwartch, LaunchDarkly feature flags<text:span text:style-name="T54">, HTML5, CSS3</text:span></text:p>
        </text:list-item>
      </text:list>
      <text:p text:style-name="P2"/>
      <text:h text:style-name="P12" text:outline-level="2">OCT 2015 - MAR 2016</text:h>
      <text:h text:style-name="P8" text:outline-level="3"><text:span text:style-name="T28">John Deere, remote</text:span><text:span text:style-name="T1"> </text:span><text:span text:style-name="T32">- </text:span><text:span text:style-name="T30">Front End Developer Consultant</text:span></text:h>
      <text:list xml:id="list140305569722506" text:continue-numbering="true" text:style-name="WW8Num2">
        <text:list-item>
          <text:p text:style-name="P36">Developed <text:span text:style-name="T53">Front End, middleware and test coverage for</text:span> hosted web application 'Sales Center', a 'build-a-Deere' tool for sales reps</text:p>
        </text:list-item>
        <text:list-item>
          <text:p text:style-name="P29"><text:span text:style-name="T16">Collaborated with Back End team on design and troubleshooting of </text:span><text:span text:style-name="T20">web</text:span><text:span text:style-name="T16">services</text:span></text:p>
        </text:list-item>
        <text:list-item>
          <text:p text:style-name="P39">Tools: <text:s/>Angular 1.4 controllers, views, directives and services; ES5 core Javascript, <text:span text:style-name="T55">Git, REST, Advanced Rest Client, JSON, </text:span>Mocha, Sinon and Chai unit testing<text:span text:style-name="T54">, HTML5, CSS3</text:span></text:p>
        </text:list-item>
      </text:list>
      <text:h text:style-name="P12" text:outline-level="2">NOV 2014 - AUG 2015</text:h>
      <text:h text:style-name="P8" text:outline-level="3"><text:span text:style-name="T28">CyberCoders, Irvine, CA</text:span><text:span text:style-name="T1"> </text:span><text:span text:style-name="T32">- </text:span><text:span text:style-name="T30">Front End Java Developer</text:span></text:h>
      <text:list xml:id="list140306162828490" text:continue-numbering="true" text:style-name="WW8Num2">
        <text:list-item>
          <text:p text:style-name="P18"><text:span text:style-name="T20">Front End Developer</text:span><text:span text:style-name="T16"> for hosted web application 'Compass', a CRM platform for Recruiters.</text:span></text:p>
        </text:list-item>
        <text:list-item>
          <text:p text:style-name="P30"><text:span text:style-name="T20">Tools: <text:s/></text:span><text:span text:style-name="T16">Sencha ExtJS 4.0.7, </text:span><text:span text:style-name="T20">ES5 core </text:span><text:span text:style-name="T16">Javascript, </text:span><text:span text:style-name="T20">Ajax</text:span><text:span text:style-name="T16">, Jasmine </text:span><text:span text:style-name="T20">unit tests</text:span><text:span text:style-name="T16">, jMeter </text:span><text:span text:style-name="T20">stress testing, HTML5, CSS3</text:span></text:p>
        </text:list-item>
      </text:list>
      <text:h text:style-name="P12" text:outline-level="2">NOV 2013 - JUNE 2014</text:h>
      <text:h text:style-name="P8" text:outline-level="3"><text:span text:style-name="T28">Sears Holding Corporation, Chicago, IL</text:span><text:span text:style-name="T1"> </text:span><text:span text:style-name="T32">- </text:span><text:span text:style-name="T30">Developer</text:span></text:h>
      <text:list xml:id="list1571499617" text:style-name="WW8Num3">
        <text:list-item>
          <text:p text:style-name="P20"><text:span text:style-name="T16">Member of Core Mobile </text:span><text:span text:style-name="T20">Front End development </text:span><text:span text:style-name="T16">team supporting mobile version of sears.com </text:span><text:span text:style-name="T20">eC</text:span><text:span text:style-name="T16">ommerce </text:span><text:span text:style-name="T20">platform</text:span><text:span text:style-name="T16"> </text:span></text:p>
        </text:list-item>
        <text:list-item>
          <text:p text:style-name="P31"><text:span text:style-name="T20">Created presentation layer from wireframes, redlines and</text:span><text:span text:style-name="T16"> Photoshop PSDs </text:span><text:span text:style-name="T20">provided by designers</text:span></text:p>
        </text:list-item>
        <text:list-item>
          <text:p text:style-name="P32"><text:span text:style-name="T16">Collaborated with Back End team on design and troubleshooting of </text:span><text:span text:style-name="T20">web</text:span><text:span text:style-name="T16">services</text:span></text:p>
        </text:list-item>
        <text:list-item>
          <text:p text:style-name="P31"><text:span text:style-name="T16">Launched mobile version of new fatures </text:span><text:span text:style-name="T26">Shop Your Way</text:span><text:span text:style-name="T16"> (loyalty card) and </text:span><text:span text:style-name="T26">Shop Your Way Max</text:span><text:span text:style-name="T16"> (Sears version of Amazon Prime).</text:span></text:p>
        </text:list-item>
        <text:list-item>
          <text:p text:style-name="P40">Tools: <text:s/>Angular 1.4 controllers, views, and services, REST, Advanced Rest Client, Git</text:p>
        </text:list-item>
      </text:list>
      <text:h text:style-name="P12" text:outline-level="2"><text:soft-page-break/>AUG 2012 - AUG 2013</text:h>
      <text:h text:style-name="P8" text:outline-level="3"><text:span text:style-name="T28">Pathfinder Software</text:span><text:span text:style-name="T29"> (now </text:span><text:a xlink:type="simple" xlink:href="http://orthogonal.io/" text:style-name="Internet_20_link" text:visited-style-name="Visited_20_Internet_20_Link"><text:span text:style-name="Internet_20_link"><text:span text:style-name="T51">orthogonal.io</text:span></text:span></text:a><text:span text:style-name="T29">)</text:span><text:span text:style-name="T28">, Chicago, IL</text:span><text:span text:style-name="T1"> </text:span><text:span text:style-name="T32">- </text:span><text:span text:style-name="T30">Senior Software Engineer</text:span></text:h>
      <text:list xml:id="list867000861" text:style-name="WW8Num4">
        <text:list-item>
          <text:p text:style-name="P25">Wrote mobile apps (iPhone, iPad) for medical clients Kimberly-Clark, Haemonetics, and Amer. Assn. of Critical Care Nurses</text:p>
        </text:list-item>
      </text:list>
      <text:list xml:id="list3410376170" text:style-name="WW8Num5">
        <text:list-item>
          <text:p text:style-name="P33"><text:span text:style-name="T16">Lead developer on iPhone app that was deployed in Apple AppStore (</text:span><text:span text:style-name="T25">AACN Bedside</text:span><text:span text:style-name="T17">)</text:span></text:p>
        </text:list-item>
        <text:list-item>
          <text:p text:style-name="P33"><text:span text:style-name="T16">Lead developer </text:span><text:span text:style-name="T17">for web-based census and demographic data-mining tool </text:span><text:span text:style-name="T16">(</text:span><text:span text:style-name="T26">MetroPulse Chicago</text:span><text:span text:style-name="T16">: <text:s/>demo: </text:span><text:a xlink:type="simple" xlink:href="http://bit.ly/2wU5Yun" text:style-name="Internet_20_link" text:visited-style-name="Visited_20_Internet_20_Link"><text:span text:style-name="Internet_20_link"><text:span text:style-name="T35">http://bit.ly/2wU5Yun</text:span></text:span></text:a><text:span text:style-name="T16">)</text:span></text:p>
        </text:list-item>
        <text:list-item>
          <text:p text:style-name="P33"><text:span text:style-name="T16">Lead developer on an iPad ‘concierge’ app to connect heart patients, their nurses and caregivers (</text:span><text:span text:style-name="T25">ContinuCare)</text:span><text:span text:style-name="T17"> and <text:s/>a blood drive simulation sales tool for the iPad (</text:span><text:span text:style-name="T27">Automated Whole Blood Collector)</text:span></text:p>
        </text:list-item>
        <text:list-item>
          <text:p text:style-name="P41">Tools: <text:s/>hybrid web/iOS AngularJS and jQuery Mobile, Trigger.io, TestFlight, Ruby on Rails, Heroku</text:p>
        </text:list-item>
      </text:list>
      <text:h text:style-name="P12" text:outline-level="2">APR 2010 - AUG 2012</text:h>
      <text:h text:style-name="P8" text:outline-level="3"><text:span text:style-name="T28">Truven Health Analytics, Chicago, IL</text:span><text:span text:style-name="T1"> </text:span><text:span text:style-name="T32">- </text:span><text:span text:style-name="T30">Senior Software Engineer</text:span></text:h>
      <text:list xml:id="list1928465610" text:style-name="WW8Num6">
        <text:list-item>
          <text:p text:style-name="P21"><text:span text:style-name="T16">Developed hosted </text:span><text:span text:style-name="T22">enterprise </text:span><text:span text:style-name="T16">web applications </text:span><text:span text:style-name="T25">CareDiscovery</text:span><text:span text:style-name="T16"> and </text:span><text:span text:style-name="T25">IntegrationDiscovery</text:span><text:span text:style-name="T16">, Business Intelligence and data mining tools for a 4 TB Oracle OLAP Data Warehouse of Hospital Billing data</text:span></text:p>
        </text:list-item>
        <text:list-item>
          <text:p text:style-name="P34"><text:span text:style-name="T22">Tools: </text:span><text:span text:style-name="T16">J2EE, Java 1.4 &amp; 6 Servlets, IBM Websphere Portal 5, Tomcat 6, Glassfish, JSP, jQuery </text:span><text:span text:style-name="T22">and ES5 core </text:span><text:span text:style-name="T16">Javascript, PL/SQL stored procedures</text:span></text:p>
        </text:list-item>
      </text:list>
      <text:h text:style-name="P12" text:outline-level="2">OCT 2008 - MAR 2010</text:h>
      <text:h text:style-name="P8" text:outline-level="3"><text:span text:style-name="T28">iCrossing, Chicago, IL</text:span><text:span text:style-name="T1"> </text:span><text:span text:style-name="T32">- </text:span><text:span text:style-name="T30">Senior Software Engineer</text:span></text:h>
      <text:list xml:id="list4200370454" text:style-name="WW8Num7">
        <text:list-item>
          <text:p text:style-name="P22"><text:span text:style-name="T16">Front End Developer for hosted web application </text:span><text:span text:style-name="T25">Merchantize</text:span><text:span text:style-name="T1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5"><text:span text:style-name="T16">Consumed streaming XML-based product feeds for clients Sears, The Gap, Hilton, Lands End, LEGO, and Williams Sonoma with </text:span><text:span text:style-name="T22">scheduled</text:span><text:span text:style-name="T16"> processes </text:span></text:p>
        </text:list-item>
        <text:list-item>
          <text:p text:style-name="P37">Wrote PDF reports, cleaned product feeds and resolved data integrity issues, <text:span text:style-name="T56">distinguished between multiple types of character encodings</text:span></text:p>
        </text:list-item>
        <text:list-item>
          <text:p text:style-name="P42">Tools: <text:s/>Java, Bash, Perl, Cron, Apache POI, Mysql, </text:p>
        </text:list-item>
      </text:list>
      <text:h text:style-name="P12" text:outline-level="2">FEB 2008 - OCT 2008</text:h>
      <text:h text:style-name="P8" text:outline-level="3"><text:span text:style-name="T28">Chicago Tribune, Chicago, IL</text:span><text:span text:style-name="T1"> </text:span><text:span text:style-name="T32">- </text:span><text:span text:style-name="T30">Senior Internet Applications Developer</text:span></text:h>
      <text:list xml:id="list2461365545" text:style-name="WW8Num8">
        <text:list-item>
          <text:p text:style-name="P23"><text:span text:style-name="T16">Developed web software and content management behind </text:span><text:span text:style-name="T22">a nationwide family of Tribune</text:span><text:span text:style-name="T16"> newspaper </text:span><text:span text:style-name="T22">holdings</text:span><text:span text:style-name="T16">, radio and television websites </text:span><text:span text:style-name="T22">in Chicago, Los Angeles, Baltimore and Florida</text:span><text:span text:style-name="T16"> </text:span></text:p>
        </text:list-item>
        <text:list-item>
          <text:p text:style-name="P38">Created scheduled jobs for sweeping expired database content and JMeter test plans to simulate heavy load on high-profile <text:span text:style-name="T45">chicagotribune.com</text:span> website. </text:p>
        </text:list-item>
        <text:list-item>
          <text:p text:style-name="P43">Tools: <text:s/>J2EE, Java 1.5, Java Tag Libraries, Oracle Application Server 10g, Oracle DB 10g, FAST search server, Sun Webserver (iPlanet), TopLink 9.0 web services.</text:p>
        </text:list-item>
      </text:list>
      <text:h text:style-name="P13" text:outline-level="1">Education</text:h>
      <text:h text:style-name="P8" text:outline-level="3"><text:span text:style-name="T28">Northwestern University, Evanston, IL</text:span><text:span text:style-name="T33"> – </text:span><text:span text:style-name="T30">PhD Music Theory</text:span></text:h>
      <text:p text:style-name="P5"><text:span text:style-name="T1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35">http://bit.ly/2wUbFZq</text:span></text:span></text:a></text:p>
      <text:h text:style-name="P15" text:outline-level="3"><text:span text:style-name="T28">Eastman School of Music, Rochester, NY</text:span><text:span text:style-name="T33"> – </text:span><text:span text:style-name="T30">MA Music Theory</text:span></text:h>
      <text:p text:style-name="P5"><text:span text:style-name="T16">Analysis techniques on classical and 20th Century music. Formal computer programming studies. Thesis on Edgard Var</text:span><text:span text:style-name="T38">èse: </text:span><text:a xlink:type="simple" xlink:href="https://bit.ly/3bGS1k4" text:style-name="Internet_20_link" text:visited-style-name="Visited_20_Internet_20_Link"><text:span text:style-name="Internet_20_link"><text:span text:style-name="T52">https://bit.ly/3bGS1k4</text:span></text:span></text:a><text:span text:style-name="T38">.</text:span></text:p>
      <text:h text:style-name="P15" text:outline-level="3"><text:soft-page-break/><text:span text:style-name="T28">California State University, Los Angeles, CA</text:span><text:span text:style-name="T33"> – </text:span><text:span text:style-name="T30">BM Piano Performance</text:span></text:h>
      <text:p text:style-name="P4">Performed Junior and Senior recitals, placed in competitions, and performed Beethoven concerto with orchestra.</text:p>
      <text:h text:style-name="P14" text:outline-level="1"><text:span text:style-name="T37">Certifications</text:span><text:span text:style-name="T36"> </text:span></text:h>
      <text:p text:style-name="P16">March 2005: Sun Certified Web Component Developer for J2EE 1.4 (SCWCD)</text:p>
      <text:p text:style-name="P10">Apr 2004: Sun Certified Programmer for the Java 2 Platform 1.4 (SCJP)</text:p>
      <text:h text:style-name="P13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9T14:03:04.606875896</dc:date>
    <meta:editing-duration>P31DT1H46M1S</meta:editing-duration>
    <meta:editing-cycles>75</meta:editing-cycles>
    <meta:generator>LibreOffice/6.3.1.2$MacOSX_X86_64 LibreOffice_project/b79626edf0065ac373bd1df5c28bd630b4424273</meta:generator>
    <meta:print-date>2020-03-06T11:27:47.601830000</meta:print-date>
    <dc:description>KornFerry International</dc:description>
    <meta:document-statistic meta:table-count="0" meta:image-count="0" meta:object-count="0" meta:page-count="4" meta:paragraph-count="82" meta:word-count="1255" meta:character-count="8596" meta:non-whitespace-character-count="7424"/>
  </office:meta>
</office:document-meta>
</file>